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F0000041616EDD115.png" manifest:media-type="image/png"/>
  <manifest:file-entry manifest:full-path="Pictures/1000000100000484000002981A392942.png" manifest:media-type="image/png"/>
  <manifest:file-entry manifest:full-path="Pictures/1000000100000479000000E69CC0A5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211" officeooo:paragraph-rsid="000de21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go Otero Martínez – Ejercicio 0 </text:p>
      <text:p text:style-name="P1"/>
      <text:p text:style-name="P1"><draw:frame draw:style-name="fr1" draw:name="Imagen1" text:anchor-type="as-char" svg:width="17cm" svg:height="9.763cm" draw:z-index="0"><draw:image xlink:href="Pictures/1000000100000484000002981A392942.png" xlink:type="simple" xlink:show="embed" xlink:actuate="onLoad" draw:mime-type="image/png"/></draw:frame></text:p>
      <text:p text:style-name="P1"/>
      <text:p text:style-name="P1"><draw:frame draw:style-name="fr1" draw:name="Imagen2" text:anchor-type="as-char" svg:width="17cm" svg:height="3.413cm" draw:z-index="1"><draw:image xlink:href="Pictures/1000000100000479000000E69CC0A59B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n3" text:anchor-type="as-char" svg:width="17cm" svg:height="13.903cm" draw:z-index="2"><draw:image xlink:href="Pictures/10000001000004FF0000041616EDD1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9:41:54.790000000</meta:creation-date>
    <dc:date>2025-01-26T19:45:41.107000000</dc:date>
    <meta:editing-duration>PT2M33S</meta:editing-duration>
    <meta:editing-cycles>1</meta:editing-cycles>
    <meta:document-statistic meta:table-count="0" meta:image-count="3" meta:object-count="0" meta:page-count="2" meta:paragraph-count="4" meta:word-count="10" meta:character-count="68" meta:non-whitespace-character-count="56"/>
    <meta:generator>LibreOffice/24.8.4.2$Windows_X86_64 LibreOffice_project/bb3cfa12c7b1bf994ecc5649a80400d06cd71002</meta:generator>
  </office:meta>
</office:document-meta>
</file>